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TestExecutionListener.after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TestExecutionListener.before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Tel.FirstT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TestExecutionListener.NamedTestExecutionListen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rdTel.ThirdT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TestCase.example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textManagerTests.listenerExecutio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econdTel.SecondT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ManagerTests.assertExecutionOrder( String usageContext , String ... expectedBeforeTestMethodCal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TestExecution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TestExecution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